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in" style:rel-column-width="13106*"/>
    </style:style>
    <style:style style:name="Table1.E" style:family="table-column">
      <style:table-column-properties style:column-width="1.3007in" style:rel-column-width="13111*"/>
    </style:style>
    <style:style style:name="Table1.A1" style:family="table-cell">
      <style:table-cell-properties fo:padding="0in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officeooo:rsid="0010d05d" officeooo:paragraph-rsid="0010d05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style:text-line-through-style="solid" style:text-line-through-type="single"/>
    </style:style>
    <style:style style:name="P5" style:family="paragraph" style:parent-style-name="Table_20_Heading">
      <style:paragraph-properties fo:text-align="center" style:justify-single-word="false"/>
      <style:text-properties fo:background-color="#5eb91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style:text-line-through-style="solid" style:text-line-through-type="single"/>
    </style:style>
    <style:style style:name="P8" style:family="paragraph" style:parent-style-name="Standard">
      <style:text-properties fo:background-color="#5eb91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line-through-style="solid" style:text-line-through-type="single"/>
    </style:style>
    <style:style style:name="P11" style:family="paragraph" style:parent-style-name="Table_20_Contents">
      <style:paragraph-properties fo:text-align="center" style:justify-single-word="false"/>
      <style:text-properties fo:background-color="#5eb91e"/>
    </style:style>
    <style:style style:name="P12" style:family="paragraph" style:parent-style-name="Text_20_body" style:list-style-name="L2">
      <style:text-properties officeooo:paragraph-rsid="0011013c"/>
    </style:style>
    <style:style style:name="P13" style:family="paragraph" style:parent-style-name="Text_20_body">
      <style:text-properties officeooo:rsid="0011013c" officeooo:paragraph-rsid="0011013c"/>
    </style:style>
    <style:style style:name="P14" style:family="paragraph" style:parent-style-name="Text_20_body" style:list-style-name="L2"/>
    <style:style style:name="P15" style:family="paragraph" style:parent-style-name="Text_20_body" style:list-style-name="L3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margin-top="0in" fo:margin-bottom="0in" style:contextual-spacing="false"/>
      <style:text-properties fo:font-style="normal" officeooo:rsid="0011013c" officeooo:paragraph-rsid="0011013c" style:font-style-asian="normal" style:font-style-complex="normal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fo:background-color="#81d41a"/>
    </style:style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7">
      <style:paragraph-properties fo:margin-top="0in" fo:margin-bottom="0in" style:contextual-spacing="false"/>
      <style:text-properties officeooo:paragraph-rsid="0012d2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d2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itial Learning Plan</text:p>
      <text:h text:style-name="Heading_20_1" text:outline-level="1"><text:bookmark-start text:name="personal-learning-goals"/>Personal Learning Goals<text:bookmark-end text:name="personal-learning-goals"/></text:h>
      <text:list text:style-name="L1">
        <text:list-item>
          <text:p text:style-name="P1">Describe your current level in mathematics in general and discrete mathematics in particular.</text:p>
        </text:list-item>
      </text:list>
      <text:p text:style-name="P2">I completed Mathematical Methods in VCE. After that point I have not studied any math other than basic math in my Diploma of Computing at Deakin College in 2018.</text:p>
      <text:list text:continue-numbering="true" text:style-name="L1">
        <text:list-item>
          <text:p text:style-name="P1">What do you want to learn and get out of this unit? How does it relate to your degree/future career?</text:p>
        </text:list-item>
      </text:list>
      <text:p text:style-name="P2">I would like to have a deeper understand of fundamental math that can directly correlate to working with computer systems. This math course will help me get the knowledge ill need for any role that I choose to pivot to from my current role. I wish to end up either in DevOps or as a Software Engineer</text:p>
      <text:list text:continue-numbering="true" text:style-name="L1">
        <text:list-item>
          <text:p text:style-name="P1">Choose a target grade and explain why you have chosen to target this grade.</text:p>
        </text:list-item>
      </text:list>
      <text:p text:style-name="P2">I am aiming for a High Distinction. I have always done better in schooling when I push myself. If I get a chance to chill out I think my mind switches off. Best to keep me busy and on the go. This is something that I have figured out about myself only recently.</text:p>
      <text:list text:continue-numbering="true" text:style-name="L1">
        <text:list-item>
          <text:p text:style-name="P1">What do you need to demonstrate to achieve this grade? Relate this to the meaning of each grade.</text:p>
        </text:list-item>
      </text:list>
      <text:p text:style-name="P2">In order to achieve a High Distinction I will need to show dedication, planning, willingness to ask for help, and willingness to succeed and not give up after being knocked down once or twice or three times!</text:p>
      <text:h text:style-name="Heading_20_1" text:outline-level="1"><text:bookmark-start text:name="study-plan"/>Study Plan<text:bookmark-end text:name="study-plan"/></text:h>
      <text:p text:style-name="First_20_paragraph">The table below contains dates by which you are recommended to submit the tasks. <text:span text:style-name="T1">Please remove the unnecessary columns and/or highlight the column corresponding to your target grade. </text:span></text:p>
      <text:p text:style-name="P2"><text:soft-page-break/><text:span text:style-name="T1">(Put it in green to manifest a pass early on!)</text:span></text:p>
      <table:table table:name="Table1" table:style-name="Table1">
        <table:table-column table:style-name="Table1.A" table:number-columns-repeated="4"/>
        <table:table-column table:style-name="Table1.E"/>
        <table:table-header-rows>
          <table:table-row>
            <table:table-cell table:style-name="Table1.A1" office:value-type="string">
              <text:p text:style-name="P3">Module</text:p>
            </table:table-cell>
            <table:table-cell table:style-name="Table1.A1" office:value-type="string">
              <text:p text:style-name="P4">Deadline (P)</text:p>
            </table:table-cell>
            <table:table-cell table:style-name="Table1.A1" office:value-type="string">
              <text:p text:style-name="P4">Deadline (C)</text:p>
            </table:table-cell>
            <table:table-cell table:style-name="Table1.A1" office:value-type="string">
              <text:p text:style-name="P4">Deadline (D)</text:p>
            </table:table-cell>
            <table:table-cell table:style-name="Table1.A1" office:value-type="string">
              <text:p text:style-name="P5">Deadline (HD)</text:p>
            </table:table-cell>
          </table:table-row>
        </table:table-header-rows>
        <table:table-row>
          <table:table-cell table:style-name="Table1.A1" office:value-type="string">
            <text:p text:style-name="P6">Pass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Number Theory</text:p>
          </table:table-cell>
          <table:table-cell table:style-name="Table1.A1" office:value-type="string">
            <text:p text:style-name="P10">18 March</text:p>
          </table:table-cell>
          <table:table-cell table:style-name="Table1.A1" office:value-type="string">
            <text:p text:style-name="P10">16 March</text:p>
          </table:table-cell>
          <table:table-cell table:style-name="Table1.A1" office:value-type="string">
            <text:p text:style-name="P10">15 March</text:p>
          </table:table-cell>
          <table:table-cell table:style-name="Table1.A1" office:value-type="string">
            <text:p text:style-name="P11">15 March</text:p>
          </table:table-cell>
        </table:table-row>
        <table:table-row>
          <table:table-cell table:style-name="Table1.A1" office:value-type="string">
            <text:p text:style-name="P9">Propositions</text:p>
          </table:table-cell>
          <table:table-cell table:style-name="Table1.A1" office:value-type="string">
            <text:p text:style-name="P10">27 March</text:p>
          </table:table-cell>
          <table:table-cell table:style-name="Table1.A1" office:value-type="string">
            <text:p text:style-name="P10">23 March</text:p>
          </table:table-cell>
          <table:table-cell table:style-name="Table1.A1" office:value-type="string">
            <text:p text:style-name="P10">21 March</text:p>
          </table:table-cell>
          <table:table-cell table:style-name="Table1.A1" office:value-type="string">
            <text:p text:style-name="P11">20 March</text:p>
          </table:table-cell>
        </table:table-row>
        <table:table-row>
          <table:table-cell table:style-name="Table1.A1" office:value-type="string">
            <text:p text:style-name="P9">Predicates</text:p>
          </table:table-cell>
          <table:table-cell table:style-name="Table1.A1" office:value-type="string">
            <text:p text:style-name="P10">03 April</text:p>
          </table:table-cell>
          <table:table-cell table:style-name="Table1.A1" office:value-type="string">
            <text:p text:style-name="P10">30 March</text:p>
          </table:table-cell>
          <table:table-cell table:style-name="Table1.A1" office:value-type="string">
            <text:p text:style-name="P10">27 March</text:p>
          </table:table-cell>
          <table:table-cell table:style-name="Table1.A1" office:value-type="string">
            <text:p text:style-name="P11">25 March</text:p>
          </table:table-cell>
        </table:table-row>
        <table:table-row>
          <table:table-cell table:style-name="Table1.A1" office:value-type="string">
            <text:p text:style-name="P9">Sets and Functions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0">05 April</text:p>
          </table:table-cell>
          <table:table-cell table:style-name="Table1.A1" office:value-type="string">
            <text:p text:style-name="P10">31 March</text:p>
          </table:table-cell>
          <table:table-cell table:style-name="Table1.A1" office:value-type="string">
            <text:p text:style-name="P11">30 March</text:p>
          </table:table-cell>
        </table:table-row>
        <table:table-row>
          <table:table-cell table:style-name="Table1.A1" office:value-type="string">
            <text:p text:style-name="P9">Graph Theory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1">04 April</text:p>
          </table:table-cell>
        </table:table-row>
        <table:table-row>
          <table:table-cell table:style-name="Table1.A1" office:value-type="string">
            <text:p text:style-name="P9">Proofs</text:p>
          </table:table-cell>
          <table:table-cell table:style-name="Table1.A1" office:value-type="string">
            <text:p text:style-name="P10">05 May</text:p>
          </table:table-cell>
          <table:table-cell table:style-name="Table1.A1" office:value-type="string">
            <text:p text:style-name="P10">17 April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1">08 April</text:p>
          </table:table-cell>
        </table:table-row>
        <table:table-row>
          <table:table-cell table:style-name="Table1.A1" office:value-type="string">
            <text:p text:style-name="P9">Sequences and Recurrence</text:p>
          </table:table-cell>
          <table:table-cell table:style-name="Table1.A1" office:value-type="string">
            <text:p text:style-name="P10">14 May</text:p>
          </table:table-cell>
          <table:table-cell table:style-name="Table1.A1" office:value-type="string">
            <text:p text:style-name="P10">02 May</text:p>
          </table:table-cell>
          <table:table-cell table:style-name="Table1.A1" office:value-type="string">
            <text:p text:style-name="P10">16 April</text:p>
          </table:table-cell>
          <table:table-cell table:style-name="Table1.A1" office:value-type="string">
            <text:p text:style-name="P11">13 April</text:p>
          </table:table-cell>
        </table:table-row>
        <table:table-row>
          <table:table-cell table:style-name="Table1.A1" office:value-type="string">
            <text:p text:style-name="P9">Counting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0">09 May</text:p>
          </table:table-cell>
          <table:table-cell table:style-name="Table1.A1" office:value-type="string">
            <text:p text:style-name="P10">30 April</text:p>
          </table:table-cell>
          <table:table-cell table:style-name="Table1.A1" office:value-type="string">
            <text:p text:style-name="P11">18 April</text:p>
          </table:table-cell>
        </table:table-row>
        <table:table-row>
          <table:table-cell table:style-name="Table1.A1" office:value-type="string">
            <text:p text:style-name="P6">Credit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dvanced Module 1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16 May</text:p>
          </table:table-cell>
          <table:table-cell table:style-name="Table1.A1" office:value-type="string">
            <text:p text:style-name="P10">05 May</text:p>
          </table:table-cell>
          <table:table-cell table:style-name="Table1.A1" office:value-type="string">
            <text:p text:style-name="P11">02 May</text:p>
          </table:table-cell>
        </table:table-row>
        <table:table-row>
          <table:table-cell table:style-name="Table1.A1" office:value-type="string">
            <text:p text:style-name="P9">Advanced Module 2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0">18 May</text:p>
          </table:table-cell>
          <table:table-cell table:style-name="Table1.A1" office:value-type="string">
            <text:p text:style-name="P11">07 May</text:p>
          </table:table-cell>
        </table:table-row>
        <table:table-row>
          <table:table-cell table:style-name="Table1.A1" office:value-type="string">
            <text:p text:style-name="P6">Distinction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dvanced Module 3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17 May</text:p>
          </table:table-cell>
          <table:table-cell table:style-name="Table1.A1" office:value-type="string">
            <text:p text:style-name="P11">12 May</text:p>
          </table:table-cell>
        </table:table-row>
        <table:table-row>
          <table:table-cell table:style-name="Table1.A1" office:value-type="string">
            <text:p text:style-name="P9">Own Topic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1">17 May</text:p>
          </table:table-cell>
        </table:table-row>
        <table:table-row>
          <table:table-cell table:style-name="Table1.A1" office:value-type="string">
            <text:p text:style-name="P6">HD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Build Your Module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1">23 May</text:p>
          </table:table-cell>
        </table:table-row>
        <table:table-row>
          <table:table-cell table:style-name="Table1.A1" office:value-type="string">
            <text:p text:style-name="P6">Workshop activitie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ctivity 1 Summary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1">06 April</text:p>
          </table:table-cell>
        </table:table-row>
        <table:table-row>
          <table:table-cell table:style-name="Table1.A1" office:value-type="string">
            <text:p text:style-name="P9">Activity 2 Summary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1">19 April</text:p>
          </table:table-cell>
        </table:table-row>
        <table:table-row>
          <table:table-cell table:style-name="Table1.A1" office:value-type="string">
            <text:p text:style-name="P9">Activity 2 Summar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1">28 May</text:p>
          </table:table-cell>
        </table:table-row>
      </table:table>
      <text:h text:style-name="Heading_20_1" text:outline-level="1"><text:bookmark-start text:name="planning"/><text:soft-page-break/>Planning<text:bookmark-end text:name="planning"/></text:h>
      <text:p text:style-name="First_20_paragraph">The purpose of this section is to help you get started, by setting some short-term goals in the unit.</text:p>
      <text:list text:style-name="L2">
        <text:list-item>
          <text:p text:style-name="P12">What are your goals for the next three weeks?</text:p>
        </text:list-item>
      </text:list>
      <text:p text:style-name="P13">Within the next 3 weeks (5/3-26/3) I will have completed the first 3 modules on OnTrack and will already be undertaken if not completed module 4. This also includes doing the first introduction work and backup knowledge.</text:p>
      <text:p text:style-name="P13">In addition to this I would have asked for help if I am stuck on any unit or question, this is something that will be pivotal to getting a High Distinction. No one is to good for help.</text:p>
      <text:list xml:id="list192830763232346" text:continue-numbering="true" text:style-name="L2">
        <text:list-item>
          <text:p text:style-name="P14">How will you achieve those goals?</text:p>
          <text:list text:style-name="L3">
            <text:list-item>
              <text:p text:style-name="P15">Include any risk and external factor that you need to consider.</text:p>
            </text:list-item>
            <text:list-item>
              <text:p text:style-name="P15">Include the resources that you plan to use.</text:p>
            </text:list-item>
            <text:list-item>
              <text:p text:style-name="P15">How will you manage your time to implement your plan?</text:p>
            </text:list-item>
          </text:list>
        </text:list-item>
      </text:list>
      <text:p text:style-name="P16">I will achieve these goals by using my tutor that I am assigned to, and asking the Unit Chair questions where necessary.</text:p>
      <text:p text:style-name="P16"/>
      <text:p text:style-name="P16">I have already started putting an avenue together to complete my goals by joining the SIT192 study group and will ask them for help/and or bounce ideas off of them where necessary.</text:p>
      <text:p text:style-name="P16"/>
      <text:p text:style-name="P16">I will find time to do my course and this unit and addition be a new father and work full time by sticking to a diary and blocking times in. This is done by blocking my day out in advance, then figuring out the blocks of time I have free. Instead of leaving that as “study time” I will block it in as SIT192 or SIT112, and so on. So I dont waste time in that study block figuring out what to study</text:p>
      <text:list text:continue-numbering="true" text:style-name="L2">
        <text:list-item>
          <text:p text:style-name="P14">What risks do you anticipate, and how will you manage them?</text:p>
        </text:list-item>
      </text:list>
      <text:p text:style-name="P13">A risk I fully anticipate is being busy with being a new dad, and also working full time. I sortve touched on how I will juggle this in my previous answer. But it will be all based on how organised I can be within my diary and staying on top of the coursework!</text:p>
      <text:h text:style-name="Heading_20_1" text:outline-level="1"><text:bookmark-start text:name="to-do-list"/>To-do list<text:bookmark-end text:name="to-do-list"/></text:h>
      <text:p text:style-name="First_20_paragraph">Before signing the agreement below, please complete the following tasks and check them off:</text:p>
      <text:list text:style-name="L4">
        <text:list-item>
          <text:p text:style-name="P17"><text:span text:style-name="T2">☐</text:span> Read the unit guide;</text:p>
        </text:list-item>
        <text:list-item>
          <text:p text:style-name="P17"><text:span text:style-name="T2">☐</text:span> Go through the induction module on the unit site;</text:p>
        </text:list-item>
        <text:list-item>
          <text:p text:style-name="P17"><text:span text:style-name="T2">☐</text:span> Prepare your learning plan.</text:p>
        </text:list-item>
      </text:list>
      <text:p text:style-name="First_20_paragraph">You can also, optionally:</text:p>
      <text:list text:style-name="L5">
        <text:list-item>
          <text:p text:style-name="P18"><text:span text:style-name="T2">☐</text:span> Opt into notifications of new announcements on the unit site;</text:p>
        </text:list-item>
        <text:list-item>
          <text:p text:style-name="P18"><text:span text:style-name="T2">☐</text:span> Import the calendar files (.ics) provided in the task resources into your personal calendar.</text:p>
        </text:list-item>
      </text:list>
      <text:h text:style-name="Heading_20_1" text:outline-level="1"><text:bookmark-start text:name="grading-agreement"/><text:soft-page-break/>Grading Agreement<text:bookmark-end text:name="grading-agreement"/></text:h>
      <text:p text:style-name="First_20_paragraph">I, <text:span text:style-name="T3">Lachlan Ballard S218399358</text:span>, confirm that I have read and understood how this unit works: I understand that:</text:p>
      <text:list text:style-name="L6">
        <text:list-item>
          <text:p text:style-name="P19">I will receive a grade in accordance with the modules I complete;</text:p>
        </text:list-item>
        <text:list-item>
          <text:p text:style-name="P19">I can change my target grade at any time during the trimester, up until I submit my portfolio.</text:p>
        </text:list-item>
        <text:list-item>
          <text:p text:style-name="P19">I am responsible for providing evidence of my work to satisfy the requirements in each module completed.</text:p>
        </text:list-item>
        <text:list-item>
          <text:p text:style-name="P19">It is not possible to fail a module (except by not submitting it), but that updates may be requested to achieve the required standard.</text:p>
        </text:list-item>
        <text:list-item>
          <text:p text:style-name="P19">Following my initial submission, I will work with my tutor and the teaching team to update and complete my submissions until they demonstrate that I have achieved the learning objectives of the module.</text:p>
        </text:list-item>
      </text:list>
      <text:p text:style-name="First_20_paragraph">I commit to submit the initial submission of my work before the deadlines listed in the table above. I acknowledge that these deadlines can be modified by me, in agreement with my tutor, when the necessity occurs, and that I am responsible for requesting these modifications as soon as I become aware of the need to do so, and no later than the deadline to be modified.</text:p>
      <text:list text:style-name="L7">
        <text:list-item>
          <text:p text:style-name="P20">Name: <text:span text:style-name="T3">Lachlan Ballard</text:span></text:p>
        </text:list-item>
        <text:list-item>
          <text:p text:style-name="P21">Student ID: <text:s/><text:span text:style-name="T3">S218399358</text:span></text:p>
        </text:list-item>
        <text:list-item>
          <text:p text:style-name="P20">Date: <text:span text:style-name="T3">05/03/2025</text:span></text:p>
        </text:list-item>
        <text:list-item>
          <text:p text:style-name="P20">Signature: <text:span text:style-name="T3">Lachlan Ballar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b7161" loext:opacity="100%" style:font-name="Calibri" fo:font-family="Calibri" style:font-style-name="Bold" style:font-family-generic="swiss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en" fo:country="AU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.1102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0b7161" loext:opacity="100%" style:font-name="Calibri" fo:font-family="Calibri" style:font-style-name="Bold" style:font-family-generic="swiss" fo:font-size="50pt" fo:font-weight="normal" style:font-size-asian="28pt" style:font-weight-asian="bold" style:font-size-complex="28pt" style:font-weight-complex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top="0in" fo:margin-bottom="0.1102in" style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en" fo:country="AU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title>Initial Learning Plan</dc:title>
    <dc:description/>
    <dc:subject/>
    <meta:keyword/>
    <dc:language>en-AU</dc:language>
    <meta:initial-creator/>
    <meta:creation-date>2025-02-18T22:12:40Z</meta:creation-date>
    <dc:date>2025-03-05T19:28:16.010555264</dc:date>
    <meta:editing-duration>PT2M45S</meta:editing-duration>
    <meta:editing-cycles>1</meta:editing-cycles>
    <meta:document-statistic meta:table-count="1" meta:image-count="0" meta:object-count="0" meta:page-count="4" meta:paragraph-count="138" meta:word-count="1104" meta:character-count="5803" meta:non-whitespace-character-count="4858"/>
    <meta:user-defined meta:name="center">False</meta:user-defined>
    <meta:user-defined meta:name="colorlinks">True</meta:user-defined>
    <meta:user-defined meta:name="controls">False</meta:user-defined>
    <meta:user-defined meta:name="css"/>
    <meta:user-defined meta:name="documentclass" meta:value-type="string">scrartcl</meta:user-defined>
    <meta:user-defined meta:name="fontsize" meta:value-type="string">12pt</meta:user-defined>
    <meta:user-defined meta:name="hash" meta:value-type="string">True</meta:user-defined>
    <meta:user-defined meta:name="header-includes" meta:value-type="string"/>
    <meta:user-defined meta:name="height" meta:value-type="string">900</meta:user-defined>
    <meta:user-defined meta:name="history" meta:value-type="string">True</meta:user-defined>
    <meta:user-defined meta:name="mainfont" meta:value-type="string">Carlito</meta:user-defined>
    <meta:user-defined meta:name="papersize" meta:value-type="string">a4</meta:user-defined>
    <meta:user-defined meta:name="progress" meta:value-type="string">True</meta:user-defined>
    <meta:user-defined meta:name="revealjs-url" meta:value-type="string">../../reveal.js</meta:user-defined>
    <meta:user-defined meta:name="stem" meta:value-type="string">/content/enforced/1031705-SIT192_TRI-1_2021</meta:user-defined>
    <meta:user-defined meta:name="transition" meta:value-type="string">slide</meta:user-defined>
    <meta:user-defined meta:name="unit_id" meta:value-type="string"/>
    <meta:user-defined meta:name="viewport" meta:value-type="string">width=device-width, initial-scale=1, maximum-scale=1</meta:user-defined>
    <meta:user-defined meta:name="width" meta:value-type="string">1200</meta:user-defined>
  </office:meta>
</office:document-meta>
</file>